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LayoutManager.getParent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getGeneratesReferenc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applyChanges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fillArea( LayoutManager curL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ntentLayoutManager.getChangedKnuthElements( List oldList , int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ContentLayoutManager( Area area , LayoutManager parent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LayoutManager.ContentLayoutManager( PageSequenceLayoutManager pslm , Title foTit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entLayoutManage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getStacking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getWordChars( StringBuffer sbChars , 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LayoutManager.getContentArea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addALetterSpaceTo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addAreas( PositionIterator posIter ,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ntLayoutManager.getNextKnuthElements( LayoutContext context , int alig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tentLayoutManager.getChildL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LayoutManager.removeWordSpace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LayoutManager.notifyPos( 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getPS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setParent( LayoutManager 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getGeneratesBlock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setFinished( boolean isFinish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LayoutManager.getGeneratesLin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addChildLMs( List newL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LayoutManager.addChildLM( LayoutManager 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LayoutManager.addChildArea( Area child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hyphenate( Position pos , HyphContext h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LayoutManager.isFin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LayoutManager.createNextChildLMs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